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5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8" style:parent-style-name="內文" style:family="paragraph">
      <style:paragraph-properties style:line-height-at-least="0in" fo:margin-left="1.3118in" fo:text-indent="-1.3118in">
        <style:tab-stops/>
      </style:paragraph-properties>
    </style:style>
    <style:style style:name="T9" style:parent-style-name="預設段落字型" style:family="text">
      <style:text-properties style:font-name="標楷體" style:font-name-asian="標楷體"/>
    </style:style>
    <style:style style:name="T10" style:parent-style-name="預設段落字型" style:family="text">
      <style:text-properties style:font-name="標楷體" style:font-name-asian="標楷體"/>
    </style:style>
    <style:style style:name="T11" style:parent-style-name="預設段落字型" style:family="text">
      <style:text-properties style:font-name="標楷體" style:font-name-asian="標楷體"/>
    </style:style>
    <style:style style:name="P12" style:parent-style-name="內文" style:family="paragraph">
      <style:paragraph-properties style:line-height-at-least="0in"/>
      <style:text-properties style:font-name="標楷體" style:font-name-asian="標楷體" fo:font-size="16pt" style:font-size-asian="16pt" style:font-size-complex="16pt"/>
    </style:style>
    <style:style style:name="P13" style:parent-style-name="內文" style:family="paragraph">
      <style:paragraph-properties style:line-height-at-least="0in">
        <style:tab-stops>
          <style:tab-stop style:type="left" style:position="1.0833in"/>
        </style:tab-stops>
      </style:paragraph-properties>
    </style:style>
    <style:style style:name="T1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1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P18" style:parent-style-name="內文" style:family="paragraph">
      <style:paragraph-properties style:line-height-at-least="0in"/>
    </style:style>
    <style:style style:name="T1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0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P23" style:parent-style-name="內文" style:family="paragraph">
      <style:paragraph-properties style:line-height-at-least="0in" fo:text-indent="1.1111in"/>
    </style:style>
    <style:style style:name="T24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26" style:parent-style-name="內文" style:family="paragraph">
      <style:paragraph-properties style:line-height-at-least="0in"/>
    </style:style>
    <style:style style:name="T2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29" style:parent-style-name="內文" style:family="paragraph">
      <style:paragraph-properties style:line-height-at-least="0in" fo:margin-left="2.6569in" fo:text-indent="-2.6in">
        <style:tab-stops/>
      </style:paragraph-properties>
    </style:style>
    <style:style style:name="T30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1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5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6" style:parent-style-name="預設段落字型" style:family="text">
      <style:text-properties style:font-name="MS Gothic" style:font-name-asian="MS Gothic" fo:letter-spacing="-0.0138in" fo:font-size="16pt" style:font-size-asian="16pt" style:font-size-complex="16pt"/>
    </style:style>
    <style:style style:name="T37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9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4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42" style:parent-style-name="內文" style:family="paragraph">
      <style:paragraph-properties style:line-height-at-least="0in" fo:margin-left="2.0659in" fo:text-indent="-2.009in">
        <style:tab-stops/>
      </style:paragraph-properties>
    </style:style>
    <style:style style:name="T4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5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4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7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4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9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style:line-height-at-least="0in" fo:margin-left="0.05in" fo:text-indent="0.6666in">
        <style:tab-stops/>
      </style:paragraph-properties>
    </style:style>
    <style:style style:name="T5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6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59" style:parent-style-name="內文" style:family="paragraph">
      <style:paragraph-properties style:line-height-at-least="0in" fo:margin-left="1.8611in" fo:margin-right="-0.2951in" fo:text-indent="-1.1111in">
        <style:tab-stops/>
      </style:paragraph-properties>
    </style:style>
    <style:style style:name="T6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1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6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3" style:parent-style-name="內文" style:family="paragraph">
      <style:paragraph-properties style:line-height-at-least="0in" fo:margin-left="1.8611in" fo:margin-right="-0.2951in" fo:text-indent="-1.1111in">
        <style:tab-stops/>
      </style:paragraph-properties>
    </style:style>
    <style:style style:name="T6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5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6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7" style:parent-style-name="內文" style:family="paragraph">
      <style:paragraph-properties style:line-height-at-least="0in" fo:margin-left="1.0013in" fo:text-indent="-1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68" style:parent-style-name="內文" style:family="paragraph">
      <style:paragraph-properties style:line-height-at-least="0in" fo:margin-right="-0.1965in"/>
      <style:text-properties style:font-name="標楷體" style:font-name-asian="標楷體" fo:font-size="16pt" style:font-size-asian="16pt" style:font-size-complex="16pt"/>
    </style:style>
    <style:style style:name="P69" style:parent-style-name="內文" style:family="paragraph">
      <style:paragraph-properties style:line-height-at-least="0in"/>
      <style:text-properties style:font-name="標楷體" style:font-name-asian="標楷體" fo:font-size="16pt" style:font-size-asian="16pt" style:font-size-complex="16pt"/>
    </style:style>
    <style:style style:name="P70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1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2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3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4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5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6" style:parent-style-name="內文" style:family="paragraph">
      <style:text-properties style:font-name="標楷體" style:font-name-asian="標楷體"/>
    </style:style>
    <style:style style:name="P77" style:parent-style-name="內文" style:family="paragraph">
      <style:text-properties style:font-name="標楷體" style:font-name-asian="標楷體"/>
    </style:style>
    <style:style style:name="P78" style:parent-style-name="內文" style:family="paragraph">
      <style:text-properties style:font-name="標楷體" style:font-name-asian="標楷體"/>
    </style:style>
    <style:style style:name="P79" style:parent-style-name="內文" style:family="paragraph">
      <style:text-properties style:font-name="標楷體" style:font-name-asian="標楷體"/>
    </style:style>
    <style:style style:name="P80" style:parent-style-name="內文" style:family="paragraph">
      <style:text-properties style:font-name="標楷體" style:font-name-asian="標楷體"/>
    </style:style>
    <style:style style:name="P81" style:parent-style-name="內文" style:family="paragraph">
      <style:text-properties style:font-name="標楷體" style:font-name-asian="標楷體"/>
    </style:style>
    <style:style style:name="P82" style:parent-style-name="內文" style:family="paragraph">
      <style:text-properties style:font-name="標楷體" style:font-name-asian="標楷體"/>
    </style:style>
    <style:style style:name="P83" style:parent-style-name="內文" style:family="paragraph">
      <style:text-properties style:font-name="標楷體" style:font-name-asian="標楷體"/>
    </style:style>
    <style:style style:name="P84" style:parent-style-name="內文" style:family="paragraph">
      <style:text-properties style:font-name="標楷體" style:font-name-asian="標楷體"/>
    </style:style>
    <style:style style:name="P85" style:parent-style-name="內文" style:family="paragraph">
      <style:text-properties style:font-name="標楷體" style:font-name-asian="標楷體"/>
    </style:style>
    <style:style style:name="P86" style:parent-style-name="內文" style:family="paragraph">
      <style:text-properties style:font-name="標楷體" style:font-name-asian="標楷體"/>
    </style:style>
    <style:style style:name="T87" style:parent-style-name="預設段落字型" style:family="text">
      <style:text-properties style:font-name="標楷體" style:font-name-asian="標楷體"/>
    </style:style>
    <style:style style:name="T88" style:parent-style-name="預設段落字型" style:family="text">
      <style:text-properties style:font-name="標楷體" style:font-name-asian="標楷體"/>
    </style:style>
    <style:style style:name="T89" style:parent-style-name="預設段落字型" style:family="text">
      <style:text-properties style:font-name="標楷體" style:font-name-asian="標楷體"/>
    </style:style>
    <style:style style:name="T90" style:parent-style-name="預設段落字型" style:family="text">
      <style:text-properties style:font-name="標楷體" style:font-name-asian="標楷體"/>
    </style:style>
    <style:style style:name="T91" style:parent-style-name="預設段落字型" style:family="text">
      <style:text-properties style:font-name="標楷體" style:font-name-asian="標楷體"/>
    </style:style>
    <style:style style:name="T92" style:parent-style-name="預設段落字型" style:family="text">
      <style:text-properties style:font-name="標楷體" style:font-name-asian="標楷體"/>
    </style:style>
    <style:style style:name="T93" style:parent-style-name="預設段落字型" style:family="text">
      <style:text-properties style:font-name="標楷體" style:font-name-asian="標楷體"/>
    </style:style>
    <style:style style:name="T94" style:parent-style-name="預設段落字型" style:family="text">
      <style:text-properties style:font-name="標楷體" style:font-name-asian="標楷體"/>
    </style:style>
    <style:style style:name="T95" style:parent-style-name="預設段落字型" style:family="text">
      <style:text-properties style:font-name="標楷體" style:font-name-asian="標楷體"/>
    </style:style>
    <style:style style:name="T96" style:parent-style-name="預設段落字型" style:family="text">
      <style:text-properties style:font-name="標楷體" style:font-name-asian="標楷體"/>
    </style:style>
    <style:style style:family="graphic" style:name="a1">
      <style:graphic-properties style:wrap="run-through" style:run-through="foreground" draw:fill="none" draw:stroke="dash" draw:stroke-dash="a0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dash" draw:stroke-dash="a2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-0.15556in" svg:y1="0.11667in" svg:x2="-0.15556in" svg:y2="9.86667in" draw:z-index="251659264" draw:id="id0" draw:style-name="a1" draw:name="直線接點 3" text:anchor-type="paragraph"><svg:title/><svg:desc/></draw:connector></text:span><text:span text:style-name="T3"><draw:connector draw:type="line" svg:x1="-0.15556in" svg:y1="0.11667in" svg:x2="-0.15556in" svg:y2="9.86667in" draw:z-index="251661312" draw:id="id1" draw:style-name="a3" draw:name="直線接點 2" text:anchor-type="paragraph"><svg:title/><svg:desc/></draw:connector></text:span><text:span text:style-name="T4">國防部國防採購室採購發包處</text:span><text:span text:style-name="T5"><text:s/></text:span><text:span text:style-name="T6">通知</text:span><text:span text:style-name="T7">單</text:span></text:p>
      <text:p text:style-name="P8"><text:span text:style-name="T9">密等及解密條件：</text:span><text:span text:style-name="T10">無</text:span><text:span text:style-name="T11"><text:s text:c="2"/></text:span></text:p>
      <text:p text:style-name="P12"/>
      <text:p text:style-name="P13"><text:span text:style-name="T14">通知單位：</text:span><text:span text:style-name="T15">☐</text:span><text:span text:style-name="T16">國防部</text:span><text:span text:style-name="T17">政風室</text:span></text:p>
      <text:p text:style-name="P18"><text:span text:style-name="T19"><text:s text:c="10"/></text:span><text:span text:style-name="T20">☐</text:span><text:span text:style-name="T21">國防部</text:span><text:span text:style-name="T22">主計室</text:span></text:p>
      <text:p text:style-name="P23"><text:span text:style-name="T24">☐</text:span><text:span text:style-name="T25">國防採購室(商綜處)</text:span></text:p>
      <text:p text:style-name="P26"><text:span text:style-name="T27">主辦單位電話及承辦人：</text:span><text:span text:style-name="T28">黃如舜123456</text:span></text:p>
      <text:p text:style-name="P29"><text:span text:style-name="T30">附件：</text:span><text:span text:style-name="T31"><text:s/>1.</text:span><text:span text:style-name="T32">國防部</text:span><text:span text:style-name="T33">政風室</text:span><text:span text:style-name="T34">：</text:span><text:span text:style-name="T35"><text:s/></text:span><text:span text:style-name="T36">☐</text:span><text:span text:style-name="T37">投標須知</text:span><text:span text:style-name="T38"><text:s/></text:span><text:span text:style-name="T39">☐</text:span><text:span text:style-name="T40">招標文件</text:span><text:span text:style-name="T41"><text:s text:c="3"/>(乙份)</text:span></text:p>
      <text:p text:style-name="P42"><text:span text:style-name="T43"><text:s text:c="6"/></text:span><text:span text:style-name="T44">2.國防部</text:span><text:span text:style-name="T45">主計室</text:span><text:span text:style-name="T46">：</text:span><text:span text:style-name="T47">☐</text:span><text:span text:style-name="T48">投標須知</text:span><text:span text:style-name="T49">☐</text:span><text:span text:style-name="T50">招標文件</text:span><text:span text:style-name="T51"><text:s text:c="3"/>(乙份)</text:span></text:p>
      <text:p text:style-name="P52"><text:span text:style-name="T53">3.商綜處：</text:span><text:span text:style-name="T54">☐</text:span><text:span text:style-name="T55">投標須知</text:span><text:span text:style-name="T56">☐</text:span><text:span text:style-name="T57">招標文件</text:span><text:span text:style-name="T58">　(乙份)</text:span></text:p>
      <text:p text:style-name="P59"><text:span text:style-name="T60"><text:s text:c="10"/></text:span><text:span text:style-name="T61">☐</text:span><text:span text:style-name="T62">移案說明表、工作計畫核定文令及商情資料各乙份</text:span></text:p>
      <text:p text:style-name="P63"><text:span text:style-name="T64"><text:s text:c="10"/></text:span><text:span text:style-name="T65">☐</text:span><text:span text:style-name="T66">核定書影本及清單各乙份</text:span></text:p>
      <text:p text:style-name="P67">案情摘要：</text:p>
      <text:p text:style-name="P68"><text:s text:c="4"/>本室排定辦理開標案如下，請協助派員辦理底價訂定或監標作業。</text:p>
      <text:p text:style-name="P69"/>
      <text:list text:style-name="LFO1" text:continue-numbering="true">
        <text:list-item>
          <text:p text:style-name="P70">案 <text:s text:c="3"/>號：AG09010L010</text:p>
        </text:list-item>
        <text:list-item>
          <text:p text:style-name="P71">購案名稱：</text:p>
        </text:list-item>
        <text:list-item>
          <text:p text:style-name="P72">招標方式：公開招標<text:s/>(第1次)</text:p>
        </text:list-item>
        <text:list-item>
          <text:p text:style-name="P73">預算金額：新台幣<text:s/>元整</text:p>
        </text:list-item>
        <text:list-item>
          <text:p text:style-name="P74">開標日期：109年01月08日上午6時</text:p>
        </text:list-item>
        <text:list-item>
          <text:p text:style-name="P75">開標地點：國防部武德樓1樓開標室</text:p>
        </text:list-item>
      </text:list>
      <text:p text:style-name="P76"><text:s/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 text:c="4"/></text:p>
      <text:p text:style-name="P86"><text:s text:c="4"/></text:p>
      <text:p text:style-name="內文"><text:span text:style-name="T87"><text:s text:c="3"/>本件</text:span><text:span text:style-name="T88">保存 <text:s text:c="3"/>年 <text:s/></text:span><text:span text:style-name="T89"><text:s text:c="3"/></text:span><text:span text:style-name="T90"><text:s/></text:span><text:span text:style-name="T91"><text:s text:c="4"/></text:span><text:span text:style-name="T92"><text:s text:c="2"/></text:span><text:span text:style-name="T93"><text:s text:c="6"/></text:span><text:span text:style-name="T94">縮影： <text:s text:c="16"/></text:span><text:span text:style-name="T95"><text:s text:c="6"/></text:span><text:span text:style-name="T96">檔號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預留位置文字" style:display-name="預留位置文字" style:family="text" style:parent-style-name="預設段落字型">
      <style:text-properties fo:color="#808080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  <draw:stroke-dash draw:name="a2" draw:display-name="SysDot" draw:style="rect" draw:dots1="1" draw:dots1-length="0.01042in" draw:dots2="0" draw:dots2-length="0in" draw:distance="0.01042in"/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張子尹</meta:initial-creator>
    <dc:creator>user</dc:creator>
    <meta:creation-date>2020-01-08T09:59:00Z</meta:creation-date>
    <dc:date>2020-01-08T09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70" meta:character-count="474" meta:row-count="3" meta:non-whitespace-character-count="405"/>
  </office:meta>
</office:document-meta>
</file>